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3B7D0EA0F83C249.png" manifest:media-type="image/png"/>
  <manifest:file-entry manifest:full-path="Pictures/100002010000078000000438DDC0CBC5B9F24C41.png" manifest:media-type="image/png"/>
  <manifest:file-entry manifest:full-path="Pictures/100002010000078000000438513567A7918ED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-0.2957in" svg:y="3.3772in" svg:width="6.6929in" svg:height="3.7646in" draw:z-index="2"><draw:image xlink:href="Pictures/100002010000078000000438513567A7918EDFCB.png" xlink:type="simple" xlink:show="embed" xlink:actuate="onLoad" loext:mime-type="image/png"/></draw:frame><draw:frame draw:style-name="fr1" draw:name="Image1" text:anchor-type="char" svg:x="-0.2898in" svg:y="-0.5102in" svg:width="6.6929in" svg:height="3.7646in" draw:z-index="0"><draw:image xlink:href="Pictures/100002010000078000000438DDC0CBC5B9F24C41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x="-0.122in" svg:y="-0.622in" svg:width="6.6929in" svg:height="3.7646in" draw:z-index="1"><draw:image xlink:href="Pictures/10000201000007800000043843B7D0EA0F83C24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6:22:41.850510630</meta:creation-date>
    <dc:date>2021-04-12T06:25:18.353421946</dc:date>
    <meta:editing-duration>PT2M3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6.2$Linux_X86_64 LibreOffice_project/40$Build-2</meta:generator>
  </office:meta>
</office:document-meta>
</file>